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1f8e" officeooo:paragraph-rsid="00111f8e"/>
    </style:style>
    <style:style style:name="P2" style:family="paragraph" style:parent-style-name="Standard">
      <style:text-properties officeooo:rsid="00137ecd" officeooo:paragraph-rsid="00137ecd"/>
    </style:style>
    <style:style style:name="P3" style:family="paragraph" style:parent-style-name="Standard">
      <style:text-properties officeooo:rsid="00137ecd" officeooo:paragraph-rsid="00137ecd"/>
    </style:style>
    <style:style style:name="P4" style:family="paragraph" style:parent-style-name="Subtitle">
      <style:text-properties officeooo:rsid="00152980" officeooo:paragraph-rsid="00152980"/>
    </style:style>
    <style:style style:name="P5" style:family="paragraph" style:parent-style-name="Text_20_body">
      <style:text-properties officeooo:rsid="00152980" officeooo:paragraph-rsid="00152980"/>
    </style:style>
    <style:style style:name="P6" style:family="paragraph" style:parent-style-name="Text_20_body">
      <style:text-properties officeooo:rsid="00167919" officeooo:paragraph-rsid="00167919"/>
    </style:style>
    <style:style style:name="P7" style:family="paragraph" style:parent-style-name="Text_20_body">
      <style:text-properties officeooo:rsid="00169d4d" officeooo:paragraph-rsid="00169d4d"/>
    </style:style>
    <style:style style:name="P8" style:family="paragraph" style:parent-style-name="Text_20_body">
      <style:text-properties officeooo:rsid="0017e5ec" officeooo:paragraph-rsid="0017e5ec"/>
    </style:style>
    <style:style style:name="P9" style:family="paragraph" style:parent-style-name="Title">
      <style:paragraph-properties fo:break-before="page"/>
      <style:text-properties officeooo:rsid="00152980" officeooo:paragraph-rsid="00152980"/>
    </style:style>
    <style:style style:name="T1" style:family="text">
      <style:text-properties officeooo:rsid="00137ecd"/>
    </style:style>
    <style:style style:name="T2" style:family="text">
      <style:text-properties officeooo:rsid="00167919"/>
    </style:style>
    <style:style style:name="T3" style:family="text">
      <style:text-properties officeooo:rsid="00169d4d"/>
    </style:style>
    <style:style style:name="T4" style:family="text">
      <style:text-properties officeooo:rsid="0017e5e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L<text:span text:style-name="T4">é</text:span>o</text:p>
      <text:p text:style-name="P1">Flot maximal de goldberg rao</text:p>
      <text:p text:style-name="P1">vaccin en Europe</text:p>
      <text:p text:style-name="P1"/>
      <text:p text:style-name="P1">Beamer avec Résumé <text:span text:style-name="T1">en haut</text:span></text:p>
      <text:p text:style-name="P1"/>
      <text:p text:style-name="P2">en 4 Parties :</text:p>
      <text:p text:style-name="P2">Introduction</text:p>
      <text:p text:style-name="P2">Algorithme</text:p>
      <text:p text:style-name="P2">Résultats et analyse</text:p>
      <text:p text:style-name="P2">Annexe</text:p>
      <text:p text:style-name="P1"/>
      <text:p text:style-name="P1">1min sec ancrage</text:p>
      <text:p text:style-name="P1">avec utilité des intervenants, que je remercie d’ailleurs</text:p>
      <text:p text:style-name="P1"/>
      <text:p text:style-name="P1">Ce que représente les schémas par rapport au problème</text:p>
      <text:p text:style-name="P1"/>
      <text:p text:style-name="P1">3 min 30 transition lente vers les détails et la théorie</text:p>
      <text:p text:style-name="P1"/>
      <text:p text:style-name="P1">“J’ai eu une difficulté” Algorithme de Dijkstra</text:p>
      <text:p text:style-name="P1">Ne parle plus du tout des vaccins à partir des minutes 5</text:p>
      <text:p text:style-name="P1"/>
      <text:p text:style-name="P1">Problème → Pourquoi ? → idée de résolution</text:p>
      <text:p text:style-name="P1"/>
      <text:p text:style-name="P1"/>
      <text:p text:style-name="P1">La propriété cité est vérifiée, évite de devoir lire</text:p>
      <text:p text:style-name="P1">Partie 2 jusqu’à <text:span text:style-name="T1">12min</text:span></text:p>
      <text:p text:style-name="P1"/>
      <text:p text:style-name="P2">Résultats</text:p>
      <text:p text:style-name="P9">Agathe</text:p>
      <text:p text:style-name="P4">Réseau de neurones</text:p>
      <text:p text:style-name="P5">1<text:span text:style-name="T2">0</text:span>sec ancrage</text:p>
      <text:p text:style-name="P6">1min Annonce du plan</text:p>
      <text:p text:style-name="P6">2min perceptron</text:p>
      <text:p text:style-name="P6">4min XOR et multicouches</text:p>
      <text:p text:style-name="P6">5min 30 neurones sigmoïdes</text:p>
      <text:p text:style-name="P6">7min fashion mnist</text:p>
      <text:p text:style-name="P6"><text:span text:style-name="T3">10min </text:span>descente de gradient</text:p>
      <text:p text:style-name="P7">11min30 …</text:p>
      <text:p text:style-name="P7">15min comparaisons 3 fonctions d’activation</text:p>
      <text:p text:style-name="P8">17min bases de données Alzheimer</text:p>
      <text:p text:style-name="P8">20min à l’arrêt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1T13:15:19.873985857</meta:creation-date>
    <meta:generator>LibreOffice/7.3.3.2$Linux_X86_64 LibreOffice_project/30$Build-2</meta:generator>
    <dc:date>2022-06-01T15:12:22.297830056</dc:date>
    <meta:editing-duration>PT49M51S</meta:editing-duration>
    <meta:editing-cycles>4</meta:editing-cycles>
    <meta:document-statistic meta:table-count="0" meta:image-count="0" meta:object-count="0" meta:page-count="2" meta:paragraph-count="32" meta:word-count="138" meta:character-count="810" meta:non-whitespace-character-count="704"/>
  </office:meta>
</office:document-meta>
</file>